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13.6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="0.99pt groove #000000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/>
    </style:style>
    <style:style style:name="ce60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/>
    </style:style>
    <style:style style:name="ce44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 style:data-style-name="N99">
      <style:text-properties fo:font-weight="bold" style:font-weight-asian="bold" style:font-weight-complex="bold"/>
    </style:style>
    <style:style style:name="ce14" style:family="table-cell" style:parent-style-name="Default" style:data-style-name="N99"/>
    <style:style style:name="ce12" style:family="table-cell" style:parent-style-name="Default" style:data-style-name="N100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 style:data-style-name="N99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true"/>
      <style:paragraph-properties fo:text-align="start"/>
    </style:style>
    <style:style style:name="ce66" style:family="table-cell" style:parent-style-name="Default">
      <style:table-cell-properties style:text-align-source="fix" style:repeat-content="true"/>
      <style:paragraph-properties fo:text-align="start"/>
      <style:text-properties style:text-line-through-style="solid" style:text-line-through-type="single"/>
    </style:style>
    <style:style style:name="ce13" style:family="table-cell" style:parent-style-name="Default">
      <style:table-cell-properties style:text-align-source="fix" style:repeat-content="true"/>
      <style:paragraph-properties fo:text-align="start"/>
    </style:style>
    <style:style style:name="ce70" style:family="table-cell" style:parent-style-name="Default">
      <style:table-cell-properties style:text-align-source="fix" style:repeat-content="true"/>
      <style:paragraph-properties fo:text-align="start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9" table:default-cell-style-name="ce17"/>
        <table:table-column table:style-name="co7" table:number-columns-repeated="1010" table:default-cell-style-name="ce17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Age(Myrs)</text:p>
          </table:table-cell>
          <table:table-cell table:style-name="ce4" office:value-type="string" calcext:value-type="string">
            <text:p>ALL PERIODs</text:p>
          </table:table-cell>
          <table:table-cell table:style-name="ce4" office:value-type="string" calcext:value-type="string">
            <text:p>MASS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style-name="ce12" office:value-type="string" calcext:value-type="string">
            <text:p>.i</text:p>
          </table:table-cell>
          <table:table-cell table:style-name="ce16" office:value-type="string" calcext:value-type="string">
            <text:p>NUMBER</text:p>
          </table:table-cell>
          <table:table-cell table:style-name="ce24" office:value-type="string" calcext:value-type="string">
            <text:p>Vizier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Prosser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Alpha Persei</text:p>
          </table:table-cell>
          <table:table-cell table:style-name="ce20" office:value-type="float" office:value="50" calcext:value-type="float">
            <text:p>5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number-columns-repeated="7" table:style-name="ce33" office:value-type="boolean" office:boolean-value="false" calcext:value-type="boolean">
            <text:p>FALSE</text:p>
          </table:table-cell>
          <table:table-cell table:style-name="ce16" office:value-type="float" office:value="35" calcext:value-type="float">
            <text:p>35</text:p>
          </table:table-cell>
          <table:table-cell table:style-name="ce58" office:value-type="string" calcext:value-type="string">
            <text:p><text:a xlink:href="http://vizier.u-strasbg.fr/viz-bin/VizieR?-source=V/140" xlink:type="simple">http://vizier.u-strasbg.fr/viz-bin/VizieR?-source=V/140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oraux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string" calcext:value-type="string">
            <text:p>H per</text:p>
          </table:table-cell>
          <table:table-cell table:style-name="ce16"/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SOM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SOM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3" table:style-name="ce35" office:value-type="boolean" office:boolean-value="false" calcext:value-type="boolean">
            <text:p>FALSE</text:p>
          </table:table-cell>
          <table:table-cell table:style-name="ce16" office:value-type="float" office:value="586" calcext:value-type="float">
            <text:p>586</text:p>
          </table:table-cell>
          <table:table-cell table:style-name="ce10" office:value-type="string" calcext:value-type="string">
            <text:p><text:a xlink:href="http://vizier.u-strasbg.fr/viz-bin/VizieR?-source=J/A%2BA/560/A13" xlink:type="simple">http://vizier.u-strasbg.fr/viz-bin/VizieR?-source=J/A%2BA/560/A13</text:a>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2"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3" table:style-name="ce36" office:value-type="boolean" office:boolean-value="false" calcext:value-type="boolean">
            <text:p>FALSE</text:p>
          </table:table-cell>
          <table:table-cell table:style-name="ce49" office:value-type="float" office:value="62" calcext:value-type="float">
            <text:p>62</text:p>
          </table:table-cell>
          <table:table-cell table:style-name="ce59" office:value-type="string" calcext:value-type="string">
            <text:p><text:a xlink:href="http://vizier.u-strasbg.fr/viz-bin/VizieR-3?-source=J/MNRAS/413/2218/hyades" xlink:type="simple">http://vizier.u-strasbg.fr/viz-bin/VizieR-3?-source=J/MNRAS/413/2218/hyades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Dougla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Hyades</text:p>
          </table:table-cell>
          <table:table-cell table:style-name="ce20" office:value-type="float" office:value="625.4" calcext:value-type="float">
            <text:p>625.4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3" table:style-name="ce35" office:value-type="boolean" office:boolean-value="false" calcext:value-type="boolean">
            <text:p>FALSE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3" table:style-name="ce33" office:value-type="boolean" office:boolean-value="false" calcext:value-type="boolean">
            <text:p>FALSE</text:p>
          </table:table-cell>
          <table:table-cell table:style-name="ce16" office:value-type="float" office:value="65" calcext:value-type="float">
            <text:p>65</text:p>
          </table:table-cell>
          <table:table-cell table:style-name="ce59" office:value-type="string" calcext:value-type="string">
            <text:p><text:a xlink:href="http://vizier.u-strasbg.fr/viz-bin/VizieR-3?-source=J/ApJ/822/47/table4" xlink:type="simple">http://vizier.u-strasbg.fr/viz-bin/VizieR-3?-source=J/ApJ/822/47/table4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36"/>
          <table:table-cell table:style-name="ce34" table:number-columns-repeated="3"/>
          <table:table-cell table:style-name="ce43"/>
          <table:table-cell table:style-name="ce44"/>
          <table:table-cell table:style-name="ce36"/>
          <table:table-cell table:style-name="ce43" table:number-columns-repeated="2"/>
          <table:table-cell table:style-name="ce34"/>
          <table:table-cell table:style-name="ce36" office:value-type="boolean" office:boolean-value="false" calcext:value-type="boolean">
            <text:p>FALSE</text:p>
          </table:table-cell>
          <table:table-cell table:style-name="ce49"/>
          <table:table-cell table:style-name="ce59" office:value-type="string" calcext:value-type="string">
            <text:p><text:a xlink:href="http://simbad.u-strasbg.fr/simbad/sim-ref?querymethod=bib&amp;simbo=on&amp;submit=submit+bibcode&amp;bibcode=1987ApJ...321..459R" xlink:type="simple">http://simbad.u-strasbg.fr/simbad/sim-ref?querymethod=bib&amp;simbo=on&amp;submit=submit+bibcode&amp;bibcode=1987ApJ...321..459R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36"/>
          <table:table-cell table:style-name="ce34" table:number-columns-repeated="3"/>
          <table:table-cell table:style-name="ce43"/>
          <table:table-cell table:style-name="ce44"/>
          <table:table-cell table:style-name="ce36"/>
          <table:table-cell table:style-name="ce43" table:number-columns-repeated="2"/>
          <table:table-cell table:style-name="ce34"/>
          <table:table-cell table:style-name="ce36" office:value-type="boolean" office:boolean-value="false" calcext:value-type="boolean">
            <text:p>FALSE</text:p>
          </table:table-cell>
          <table:table-cell table:style-name="ce49"/>
          <table:table-cell table:style-name="ce59" office:value-type="string" calcext:value-type="string">
            <text:p><text:a xlink:href="http://simbad.u-strasbg.fr/simbad/sim-ref?querymethod=bib&amp;simbo=on&amp;submit=submit+bibcode&amp;bibcode=1995ApJ...452..332R" xlink:type="simple">http://simbad.u-strasbg.fr/simbad/sim-ref?querymethod=bib&amp;simbo=on&amp;submit=submit+bibcode&amp;bibcode=1995ApJ...452..332R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eibom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M34</text:p>
          </table:table-cell>
          <table:table-cell table:style-name="ce24" office:value-type="float" office:value="250" calcext:value-type="float">
            <text:p>25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number-columns-repeated="7" table:style-name="ce33" office:value-type="boolean" office:boolean-value="false" calcext:value-type="boolean">
            <text:p>FALSE</text:p>
          </table:table-cell>
          <table:table-cell table:style-name="ce16" office:value-type="float" office:value="120" calcext:value-type="float">
            <text:p>120</text:p>
          </table:table-cell>
          <table:table-cell table:style-name="ce59" office:value-type="string" calcext:value-type="string">
            <text:p><text:a xlink:href="http://vizier.u-strasbg.fr/viz-bin/VizieR?-source=J/ApJ/733/115" xlink:type="simple">http://vizier.u-strasbg.fr/viz-bin/VizieR?-source=J/ApJ/733/115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eibom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M35</text:p>
          </table:table-cell>
          <table:table-cell table:style-name="ce24" office:value-type="float" office:value="110" calcext:value-type="float">
            <text:p>11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SOM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4" table:style-name="ce33" office:value-type="boolean" office:boolean-value="false" calcext:value-type="boolean">
            <text:p>FALSE</text:p>
          </table:table-cell>
          <table:table-cell table:style-name="ce16" office:value-type="float" office:value="441" calcext:value-type="float">
            <text:p>441</text:p>
          </table:table-cell>
          <table:table-cell table:style-name="ce59" office:value-type="string" calcext:value-type="string">
            <text:p><text:a xlink:href="http://vizier.u-strasbg.fr/viz-bin/VizieR?-source=J/ApJ/695/679" xlink:type="simple">http://vizier.u-strasbg.fr/viz-bin/VizieR?-source=J/ApJ/695/679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Hartman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string" calcext:value-type="string">
            <text:p>M37</text:p>
          </table:table-cell>
          <table:table-cell table:style-name="ce22" office:value-type="float" office:value="500" calcext:value-type="float">
            <text:p>50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8" office:value-type="boolean" office:boolean-value="false" calcext:value-type="boolean">
            <text:p>FALSE</text:p>
          </table:table-cell>
          <table:table-cell table:number-columns-repeated="2" table:style-name="ce38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49" office:value-type="float" office:value="575" calcext:value-type="float">
            <text:p>575</text:p>
          </table:table-cell>
          <table:table-cell table:style-name="ce66" office:value-type="string" calcext:value-type="string">
            <text:p><text:a xlink:href="http://vizier.u-strasbg.fr/viz-bin/VizieR?-source=J/ApJ/691/342" xlink:type="simple">http://vizier.u-strasbg.fr/viz-bin/VizieR?-source=J/ApJ/691/342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hang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M37</text:p>
          </table:table-cell>
          <table:table-cell table:style-name="ce16" office:value-type="float" office:value="500" calcext:value-type="float">
            <text:p>500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SOME</text:p>
          </table:table-cell>
          <table:table-cell table:style-name="ce33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57" office:value-type="string" calcext:value-type="string">
            <text:p>~2000</text:p>
          </table:table-cell>
          <table:table-cell table:style-name="ce10" office:value-type="string" calcext:value-type="string">
            <text:p><text:a xlink:href="http://vizier.u-strasbg.fr/viz-bin/VizieR?-source=J/AJ/150/27" xlink:type="simple">http://vizier.u-strasbg.fr/viz-bin/VizieR?-source=J/AJ/150/27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Irwin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M50</text:p>
          </table:table-cell>
          <table:table-cell table:style-name="ce16"/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3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16" office:value-type="float" office:value="812" calcext:value-type="float">
            <text:p>812</text:p>
          </table:table-cell>
          <table:table-cell table:style-name="ce10" office:value-type="string" calcext:value-type="string">
            <text:p><text:a xlink:href="http://vizier.u-strasbg.fr/viz-bin/VizieR?-source=J/MNRAS/392/1456" xlink:type="simple">http://vizier.u-strasbg.fr/viz-bin/VizieR?-source=J/MNRAS/392/1456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Sukhbold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NGC 2301</text:p>
          </table:table-cell>
          <table:table-cell table:style-name="ce16"/>
          <table:table-cell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5" table:style-name="ce35" office:value-type="boolean" office:boolean-value="false" calcext:value-type="boolean">
            <text:p>FALSE</text:p>
          </table:table-cell>
          <table:table-cell table:style-name="ce16" office:value-type="float" office:value="133" calcext:value-type="float">
            <text:p>133</text:p>
          </table:table-cell>
          <table:table-cell table:style-name="ce10" office:value-type="string" calcext:value-type="string">
            <text:p><text:a xlink:href="http://vizier.u-strasbg.fr/viz-bin/VizieR?-source=J/PASP/121/1188" xlink:type="simple">http://vizier.u-strasbg.fr/viz-bin/VizieR?-source=J/PASP/121/1188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Irwin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NGC 2516</text:p>
          </table:table-cell>
          <table:table-cell table:style-name="ce24"/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4" table:style-name="ce35" office:value-type="boolean" office:boolean-value="false" calcext:value-type="boolean">
            <text:p>FALSE</text:p>
          </table:table-cell>
          <table:table-cell table:style-name="ce16" office:value-type="float" office:value="361" calcext:value-type="float">
            <text:p>361</text:p>
          </table:table-cell>
          <table:table-cell table:style-name="ce10" office:value-type="string" calcext:value-type="string">
            <text:p><text:a xlink:href="http://vizier.u-strasbg.fr/viz-bin/VizieR?-source=J/MNRAS/377/741" xlink:type="simple">http://vizier.u-strasbg.fr/viz-bin/VizieR?-source=J/MNRAS/377/741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eibom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NGC 6811</text:p>
          </table:table-cell>
          <table:table-cell table:style-name="ce24" office:value-type="float" office:value="1050" calcext:value-type="float">
            <text:p>1050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7"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16" office:value-type="float" office:value="71" calcext:value-type="float">
            <text:p>71</text:p>
          </table:table-cell>
          <table:table-cell table:style-name="ce59" office:value-type="string" calcext:value-type="string">
            <text:p><text:a xlink:href="http://vizier.u-strasbg.fr/viz-bin/VizieR?-source=J/ApJ/733/L9" xlink:type="simple">http://vizier.u-strasbg.fr/viz-bin/VizieR?-source=J/ApJ/733/L9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Hartman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Pleaides</text:p>
          </table:table-cell>
          <table:table-cell table:style-name="ce24" office:value-type="float" office:value="150" calcext:value-type="float">
            <text:p>15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2" table:style-name="ce35" office:value-type="string" calcext:value-type="string">
            <text:p>SOM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383" calcext:value-type="float">
            <text:p>383</text:p>
          </table:table-cell>
          <table:table-cell table:style-name="ce59" office:value-type="string" calcext:value-type="string">
            <text:p><text:a xlink:href="http://vizier.u-strasbg.fr/viz-bin/VizieR?-source=J/MNRAS/408/475" xlink:type="simple">http://vizier.u-strasbg.fr/viz-bin/VizieR?-source=J/MNRAS/408/475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Rebull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Pleaides</text:p>
          </table:table-cell>
          <table:table-cell table:style-name="ce24" office:value-type="float" office:value="150" calcext:value-type="float">
            <text:p>150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759" calcext:value-type="float">
            <text:p>759</text:p>
          </table:table-cell>
          <table:table-cell table:style-name="ce13" office:value-type="string" calcext:value-type="string">
            <text:p><text:a xlink:href="http://vizier.u-strasbg.fr/viz-bin/VizieR?-source=J/AJ/152/114" xlink:type="simple">http://vizier.u-strasbg.fr/viz-bin/VizieR?-source=J/AJ/152/114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Praesepe</text:p>
          </table:table-cell>
          <table:table-cell table:style-name="ce22" office:value-type="float" office:value="590" calcext:value-type="float">
            <text:p>59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34" office:value-type="string" calcext:value-type="string">
            <text:p>SOM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49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://vizier.u-strasbg.fr/viz-bin/VizieR-3?-source=J/MNRAS/413/2218/praesepe" xlink:type="simple">http://vizier.u-strasbg.fr/viz-bin/VizieR-3?-source=J/MNRAS/413/2218/praesepe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ouglas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Praesepe</text:p>
          </table:table-cell>
          <table:table-cell table:style-name="ce22" office:value-type="float" office:value="590" calcext:value-type="float">
            <text:p>590</text:p>
          </table:table-cell>
          <table:table-cell table:style-name="ce36" office:value-type="boolean" office:boolean-value="false" calcext:value-type="boolean">
            <text:p>FALSE</text:p>
          </table:table-cell>
          <table:table-cell table:number-columns-repeated="3" table:style-name="ce38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4" table:style-name="ce36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49" office:value-type="float" office:value="794" calcext:value-type="float">
            <text:p>794</text:p>
          </table:table-cell>
          <table:table-cell table:style-name="ce70" office:value-type="string" calcext:value-type="string">
            <text:p><text:a xlink:href="http://vizier.u-strasbg.fr/viz-bin/VizieR?-source=J/ApJ/842/83" xlink:type="simple">http://vizier.u-strasbg.fr/viz-bin/VizieR?-source=J/ApJ/842/83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Rebull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string" calcext:value-type="string">
            <text:p>Praesepe</text:p>
          </table:table-cell>
          <table:table-cell table:style-name="ce24" office:value-type="float" office:value="590" calcext:value-type="float">
            <text:p>590</text:p>
          </table:table-cell>
          <table:table-cell table:style-name="ce33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941" calcext:value-type="float">
            <text:p>941</text:p>
          </table:table-cell>
          <table:table-cell table:style-name="ce13" office:value-type="string" calcext:value-type="string">
            <text:p><text:a xlink:href="http://vizier.u-strasbg.fr/viz-bin/VizieR?-source=J/ApJ/839/92" xlink:type="simple">http://vizier.u-strasbg.fr/viz-bin/VizieR?-source=J/ApJ/839/92</text:a> 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Rebull</text:p>
          </table:table-cell>
          <table:table-cell table:style-name="ce5" office:value-type="float" office:value="2018" calcext:value-type="float">
            <text:p>2018</text:p>
          </table:table-cell>
          <table:table-cell table:style-name="ce19" office:value-type="string" calcext:value-type="string">
            <text:p>Upper Scorpius and ρ Ophiuchus</text:p>
          </table:table-cell>
          <table:table-cell table:style-name="ce24" office:value-type="float" office:value="11" calcext:value-type="float">
            <text:p>11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1313" calcext:value-type="float">
            <text:p>1313</text:p>
          </table:table-cell>
          <table:table-cell table:style-name="ce13" office:value-type="string" calcext:value-type="string">
            <text:p><text:a xlink:href="http://vizier.u-strasbg.fr/viz-bin/VizieR?-source=J/AJ/155/196" xlink:type="simple">http://vizier.u-strasbg.fr/viz-bin/VizieR?-source=J/AJ/155/196</text:a> </text:p>
          </table:table-cell>
          <table:table-cell table:number-columns-repeated="1007"/>
        </table:table-row>
        <table:table-row table:style-name="ro2">
          <table:table-cell table:style-name="ce16" table:number-columns-repeated="2"/>
          <table:table-cell table:style-name="ce5"/>
          <table:table-cell table:style-name="ce16" table:number-columns-repeated="6"/>
          <table:table-cell table:style-name="ce45"/>
          <table:table-cell table:style-name="ce16" table:number-columns-repeated="4"/>
          <table:table-cell table:style-name="ce48"/>
          <table:table-cell table:style-name="ce16"/>
          <table:table-cell table:number-columns-repeated="1008"/>
        </table:table-row>
        <table:table-row table:style-name="ro2">
          <table:table-cell table:number-columns-repeated="3"/>
          <table:table-cell table:style-name="ce10"/>
          <table:table-cell table:style-name="ce60" table:number-columns-repeated="5"/>
          <table:table-cell table:style-name="ce14"/>
          <table:table-cell table:style-name="ce60" table:number-columns-repeated="5"/>
          <table:table-cell/>
          <table:table-cell table:style-name="ce10"/>
          <table:table-cell table:number-columns-repeated="1007"/>
        </table:table-row>
        <table:table-row table:style-name="ro2" table:number-rows-repeated="5">
          <table:table-cell table:number-columns-repeated="4"/>
          <table:table-cell table:style-name="ce60" table:number-columns-repeated="5"/>
          <table:table-cell table:style-name="ce14"/>
          <table:table-cell table:style-name="ce60" table:number-columns-repeated="5"/>
          <table:table-cell/>
          <table:table-cell table:style-name="ce10"/>
          <table:table-cell table:number-columns-repeated="100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2:Sheet1.O21">
            <calcext:color-scale>
              <calcext:color-scale-entry calcext:value="0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Q2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3:57:34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34:35.413154560</meta:creation-date>
    <dc:date>2019-10-10T14:21:59.561000000</dc:date>
    <meta:editing-duration>PT12H37M28S</meta:editing-duration>
    <meta:editing-cycles>10</meta:editing-cycles>
    <meta:generator>LibreOffice/6.1.4.2$Windows_X86_64 LibreOffice_project/9d0f32d1f0b509096fd65e0d4bec26ddd1938fd3</meta:generator>
    <meta:document-statistic meta:table-count="1" meta:cell-count="331" meta:object-count="0"/>
  </office:meta>
</office:document-meta>
</file>